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2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1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DeepSeek-CJK-patch" fo:font-size="12pt" fo:letter-spacing="normal" fo:font-style="normal" fo:font-weight="bold" style:font-weight-asian="bold" style:font-weight-complex="bold"/>
    </style:style>
    <style:style style:name="T3" style:family="text">
      <style:text-properties officeooo:rsid="001758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des personals: </text:span></text:span><text:span text:style-name="T1">Daniel Martínez Torrente<text:line-break/>Grau en Enginyeria Informàtica (FIB-UPC)<text:line-break/>Destinació: INSA Lió (França)<text:line-break/>Durada: 10 mesos (setembre 2025 - juny 2026)</text:span></text:p>
      <text:p text:style-name="Horizontal_20_Line"/>
      <text:p text:style-name="P1"><text:span text:style-name="Strong_20_Emphasis"><text:span text:style-name="T2">Motivació acadèmica</text:span></text:span></text:p>
      <text:p text:style-name="P2">La meva estada a l'INSA Lió és una oportunitat clau per dur a terme el meu Treball de Fi de Grau <text:span text:style-name="T3">i</text:span> col·labora<text:span text:style-name="T3">r</text:span> amb un grup d'investigació d'excel·lència. Aquesta universitat ofereix assignatures que complementen la meva formació a la UPC i em permetran especialitzar-me <text:span text:style-name="T3">a àreas que no he estudiat a la UPC i me semblen força interessants</text:span>.</text:p>
      <text:p text:style-name="P1"><text:span text:style-name="Strong_20_Emphasis"><text:span text:style-name="T2">Necessitat econòmica</text:span></text:span></text:p>
      <text:p text:style-name="P2">El principal cost és l'allotjament (500€/mes), cobert parcialment per la beca Erasmus+ (<text:span text:style-name="T3">al voltant de </text:span>300€/mes). Els 5.000€ sol·licitats es destinaran íntegrament a cobrir el dèficit de l'habitatge (2.000€) i despeses essencials com assegurança mèdica i transport local. Sense aquest suport, la meva mobilitat es veuria compromesa.</text:p>
      <text:p text:style-name="P1"><text:span text:style-name="Strong_20_Emphasis"><text:span text:style-name="T2">Compromís amb la UPC</text:span></text:span></text:p>
      <text:p text:style-name="P2">Al meu retorn, em comprometo a:</text:p>
      <text:list text:style-name="L1">
        <text:list-item>
          <text:list>
            <text:list-item>
              <text:p text:style-name="P3">Compartir la meva experiència amb estudiants de la UPC a través de jornades de mobilitat.</text:p>
            </text:list-item>
            <text:list-item>
              <text:p text:style-name="P3">Vincular els resultats del meu TFG amb projectes de la universitat.</text:p>
            </text:list-item>
            <text:list-item>
              <text:p text:style-name="P3">Col·laborar com a mentor per a futurs participants en el programa <text:span text:style-name="T3">si fos necessari</text:span>.</text:p>
            </text:list-item>
          </text:list>
        </text:list-item>
      </text:list>
      <text:p text:style-name="P1"><text:span text:style-name="Strong_20_Emphasis"><text:span text:style-name="T2">Conclusió</text:span></text:span></text:p>
      <text:p text:style-name="P2">Aquesta experiència serà determinant per a la meva carrera, i el préstec UPC Alumni és fonamental per fer-la possible. Agraeixo la vostra consideració i resto a disposició per ampliar qualsevol detall.</text:p>
      <text:p text:style-name="P2">Atentament,<text:line-break/>Daniel Martínez Torrent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1:57:41.110993735</meta:creation-date>
    <meta:print-date>2025-04-01T22:08:37.767985733</meta:print-date>
    <meta:printed-by>Archivos PDF</meta:printed-by>
    <dc:date>2025-04-01T22:08:48.433812157</dc:date>
    <meta:editing-duration>PT10S</meta:editing-duration>
    <meta:editing-cycles>1</meta:editing-cycles>
    <meta:document-statistic meta:table-count="0" meta:image-count="0" meta:object-count="0" meta:page-count="1" meta:paragraph-count="13" meta:word-count="220" meta:character-count="1404" meta:non-whitespace-character-count="1200"/>
    <meta:generator>LibreOffice/24.8.6.2$Linux_X86_64 LibreOffice_project/d50be90c1d90f0f90a5235ffcbbafbbfa38a83c2</meta:generator>
  </office:meta>
</office:document-meta>
</file>